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A00000092EBA7C1DEFFA9193F.png" manifest:media-type="image/png"/>
  <manifest:file-entry manifest:full-path="Pictures/10000000000004F00000028BD22FDD4B0C2A2E8A.jpg" manifest:media-type="image/jpeg"/>
  <manifest:file-entry manifest:full-path="content.xml" manifest:media-type="text/xml"/>
  <manifest:file-entry manifest:full-path="Fonts/Font_Liberation_Serif_3.ttf" manifest:media-type="application/x-font-ttf"/>
  <manifest:file-entry manifest:full-path="Fonts/Font_OpenSymbol_1.ttf" manifest:media-type="application/x-font-ttf"/>
  <manifest:file-entry manifest:full-path="Fonts/Font_Lucida_Sans_2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Mono_1.ttf" manifest:media-type="application/x-font-ttf"/>
  <manifest:file-entry manifest:full-path="Fonts/Font_Lucida_Sans_1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35ceb4"/>
    </style:style>
    <style:style style:name="P2" style:family="paragraph" style:parent-style-name="Footer">
      <style:paragraph-properties fo:text-align="center" style:justify-single-word="false"/>
      <style:text-properties officeooo:paragraph-rsid="000c823d"/>
    </style:style>
    <style:style style:name="P3" style:family="paragraph" style:parent-style-name="Header">
      <style:paragraph-properties fo:text-align="center" style:justify-single-word="false"/>
      <style:text-properties officeooo:rsid="00125108" officeooo:paragraph-rsid="000c823d"/>
    </style:style>
    <style:style style:name="P4" style:family="paragraph" style:parent-style-name="Footer">
      <style:paragraph-properties fo:text-align="center" style:justify-single-word="false"/>
      <style:text-properties style:font-name="sans-serif" fo:font-size="9.75pt" officeooo:paragraph-rsid="000c823d"/>
    </style:style>
    <style:style style:name="P5" style:family="paragraph" style:parent-style-name="Footer">
      <style:paragraph-properties fo:text-align="end" style:justify-single-word="false"/>
      <style:text-properties officeooo:paragraph-rsid="000c823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35ceb4" officeooo:paragraph-rsid="0035ceb4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2e4827" officeooo:paragraph-rsid="004eeda1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2pt" fo:font-weight="bold" officeooo:rsid="0035ceb4" officeooo:paragraph-rsid="003828a6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/>
      <style:text-properties officeooo:paragraph-rsid="0050e272"/>
    </style:style>
    <style:style style:name="P10" style:family="paragraph" style:parent-style-name="Text_20_body">
      <style:paragraph-properties fo:text-align="start" style:justify-single-word="false"/>
      <style:text-properties officeooo:paragraph-rsid="00523e6e"/>
    </style:style>
    <style:style style:name="P11" style:family="paragraph" style:parent-style-name="Text_20_body">
      <style:paragraph-properties fo:text-align="start" style:justify-single-word="false"/>
      <style:text-properties officeooo:paragraph-rsid="005344bd"/>
    </style:style>
    <style:style style:name="P12" style:family="paragraph" style:parent-style-name="Text_20_body">
      <style:paragraph-properties fo:text-align="start" style:justify-single-word="false"/>
      <style:text-properties officeooo:paragraph-rsid="00523e6e"/>
    </style:style>
    <style:style style:name="P13" style:family="paragraph" style:parent-style-name="Text_20_body">
      <style:paragraph-properties fo:text-align="start" style:justify-single-word="false"/>
      <style:text-properties officeooo:rsid="0054c4ec" officeooo:paragraph-rsid="005953ff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2e4827" officeooo:paragraph-rsid="004eeda1" style:font-weight-asian="bold" style:font-weight-complex="bold"/>
    </style:style>
    <style:style style:name="T1" style:family="text">
      <style:text-properties officeooo:rsid="004eeda1"/>
    </style:style>
    <style:style style:name="T2" style:family="text">
      <style:text-properties officeooo:rsid="002e4827"/>
    </style:style>
    <style:style style:name="T3" style:family="text">
      <style:text-properties officeooo:rsid="00125108"/>
    </style:style>
    <style:style style:name="T4" style:family="text">
      <style:text-properties officeooo:rsid="0035ceb4"/>
    </style:style>
    <style:style style:name="T5" style:family="text">
      <style:text-properties style:font-name="sans-serif" fo:font-size="9.75pt"/>
    </style:style>
    <style:style style:name="T6" style:family="text">
      <style:text-properties style:font-name="Liberation Serif" fo:font-size="12pt" fo:font-weight="normal" officeooo:rsid="0037c231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35ceb4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4eeda1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50e272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52206b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523e6e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5344bd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54c4ec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588875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6a15cf" style:font-size-asian="12pt" style:font-weight-asian="normal" style:font-size-complex="12pt" style:font-weight-complex="normal"/>
    </style:style>
    <style:style style:name="T16" style:family="text">
      <style:text-properties officeooo:rsid="00560192"/>
    </style:style>
    <style:style style:name="T17" style:family="text">
      <style:text-properties officeooo:rsid="00576db9"/>
    </style:style>
    <style:style style:name="T18" style:family="text">
      <style:text-properties officeooo:rsid="005a7f6a"/>
    </style:style>
    <style:style style:name="T19" style:family="text">
      <style:text-properties officeooo:rsid="005ad4f6"/>
    </style:style>
    <style:style style:name="T20" style:family="text">
      <style:text-properties officeooo:rsid="005cc184"/>
    </style:style>
    <style:style style:name="T21" style:family="text">
      <style:text-properties officeooo:rsid="005d3546"/>
    </style:style>
    <style:style style:name="T22" style:family="text">
      <style:text-properties officeooo:rsid="005e888a"/>
    </style:style>
    <style:style style:name="T23" style:family="text">
      <style:text-properties officeooo:rsid="00607c3c"/>
    </style:style>
    <style:style style:name="T24" style:family="text">
      <style:text-properties officeooo:rsid="00637abe"/>
    </style:style>
    <style:style style:name="T25" style:family="text">
      <style:text-properties officeooo:rsid="0063d835"/>
    </style:style>
    <style:style style:name="T26" style:family="text">
      <style:text-properties officeooo:rsid="00643fde"/>
    </style:style>
    <style:style style:name="T27" style:family="text">
      <style:text-properties officeooo:rsid="00651942"/>
    </style:style>
    <style:style style:name="T28" style:family="text">
      <style:text-properties officeooo:rsid="0065bc4c"/>
    </style:style>
    <style:style style:name="T29" style:family="text">
      <style:text-properties officeooo:rsid="0065e160"/>
    </style:style>
    <style:style style:name="T30" style:family="text">
      <style:text-properties officeooo:rsid="00678ec6"/>
    </style:style>
    <style:style style:name="T31" style:family="text">
      <style:text-properties officeooo:rsid="0068c677"/>
    </style:style>
    <style:style style:name="T32" style:family="text">
      <style:text-properties officeooo:rsid="0068c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pport TP_<text:span text:style-name="T1">NOY</text:span></text:p>
      <text:p text:style-name="P7">Binôme : <text:s/>N’famoussa Sylla &amp; <text:span text:style-name="T1">Valentin Guerlesquin</text:span></text:p>
      <text:p text:style-name="P7"/>
      <text:p text:style-name="P11"><text:span text:style-name="T6"><text:tab/></text:span><text:span text:style-name="T7">L’objectif de </text:span><text:span text:style-name="T15">ces trav</text:span><text:span text:style-name="T7">aux pratiques de </text:span><text:span text:style-name="T8">NOY</text:span><text:span text:style-name="T7"> était</text:span><text:span text:style-name="T6"> </text:span><text:span text:style-name="T7">de </text:span><text:span text:style-name="T14">programmer différentes parties d’un noyau de système d’exploitation,</text:span><text:span text:style-name="T7"> </text:span><text:span text:style-name="T14">à savoir la mise en place des outils de synchronisation, de la gestion de threads, la création d’un driver d’entrée/sorties par interruptions, ainsi que la gestion de la mémoire mémoire virtuelle et des fichiers mappés. Le TP avait de grandes possibilités d’améliorations potentielles pour chaque points.</text:span></text:p>
      <text:p text:style-name="P10"><text:span text:style-name="T7">Pour </text:span><text:span text:style-name="T13">ce TP</text:span><text:span text:style-name="T7">, </text:span><text:span text:style-name="T6">n</text:span><text:span text:style-name="T7">ous avons </text:span><text:span text:style-name="T11">réalis</text:span><text:span text:style-name="T13">é</text:span><text:span text:style-name="T9">:</text:span></text:p>
      <text:p text:style-name="P9"><text:span text:style-name="T9">-TP1: </text:span><text:span text:style-name="T14">Développement des</text:span><text:span text:style-name="T7"> outil</text:span><text:span text:style-name="T14">s</text:span><text:span text:style-name="T7"> de </text:span><text:span text:style-name="T9">synchronisation pour pouvoir gérer </text:span><text:span text:style-name="T14">les</text:span><text:span text:style-name="T9"> appel</text:span><text:span text:style-name="T14">s </text:span><text:span text:style-name="T9">système</text:span><text:span text:style-name="T14">s</text:span><text:span text:style-name="T9"> </text:span><text:span text:style-name="T14">correspondants,</text:span><text:span text:style-name="T9"> </text:span><text:span text:style-name="T14">ainsi que</text:span><text:span text:style-name="T9"> la gestion de threads</text:span><text:span text:style-name="T12">.</text:span></text:p>
      <text:p text:style-name="P10"><text:span text:style-name="T9">-TP2:</text:span><text:span text:style-name="T7"> </text:span><text:span text:style-name="T10">construction d’un pilote série qui permet de gérer l’envoi et la réception de messages </text:span><text:span text:style-name="T14">de manière asynchrone </text:span><text:span text:style-name="T10">via une liaison série, </text:span><text:span text:style-name="T14">par attente active dans un premier temps, puis par interruptions dans un second temps.</text:span><text:span text:style-name="T10"> </text:span></text:p>
      <text:p text:style-name="P13"><text:line-break/><text:span text:style-name="T16">La version que nous vous envoyons </text:span><text:span text:style-name="T19">comprend </text:span><text:span text:style-name="T28">donc le </text:span><text:span text:style-name="T21">TP1,</text:span><text:span text:style-name="T16"> </text:span><text:span text:style-name="T28">le </text:span><text:span text:style-name="T16">TP2, </text:span><text:span text:style-name="T21">ai</text:span><text:span text:style-name="T28">ns</text:span><text:span text:style-name="T21">i que </text:span><text:span text:style-name="T18">l</text:span><text:span text:style-name="T21">es </text:span><text:span text:style-name="T18">première </text:span><text:span text:style-name="T21">et deuxième</text:span><text:span text:style-name="T18"> </text:span><text:span text:style-name="T20">étape</text:span><text:span text:style-name="T21">s</text:span><text:span text:style-name="T18"> du TP3 : espaces d’addressage séparés </text:span><text:span text:style-name="T29">et</text:span><text:span text:style-name="T21"> chargement des programmes à la demande </text:span><text:span text:style-name="T29">(</text:span><text:span text:style-name="T21">commentée </text:span><text:span text:style-name="T26">pour éviter le pagefault pendant les tests</text:span><text:span text:style-name="T18">)<text:line-break/></text:span><text:span text:style-name="T29">L</text:span><text:span text:style-name="T18">e reste </text:span><text:span text:style-name="T19">n’est</text:span><text:span text:style-name="T18"> pas fonctionnel </text:span><text:span text:style-name="T21">(notre </text:span><text:span text:style-name="T22">rendu</text:span><text:span text:style-name="T21"> </text:span><text:span text:style-name="T27">ne comprend pas</text:span><text:span text:style-name="T21"> la routine de traitement des défauts de pages </text:span><text:span text:style-name="T29">ni ce qui suit</text:span><text:span text:style-name="T21">).</text:span><text:span text:style-name="T16"><text:line-break/></text:span></text:p>
      <text:p text:style-name="P13"><text:span text:style-name="T16"><text:line-break/>Pour ce qui est des problèmes rencontrés lors de ces TP, le problème majeur était le débug du code </text:span><text:span text:style-name="T30">quand il</text:span><text:span text:style-name="T16"> compile mais ne </text:span><text:span text:style-name="T30">f</text:span><text:span text:style-name="T31">onctionne</text:span><text:span text:style-name="T16"> pas. En effet si l’on n’est pas totalement confiant en C++ le debug est parfois compliqué. <text:line-break/>Le deuxième aspect compliqué est forcément la </text:span><text:span text:style-name="T17">connaissance et la </text:span><text:span text:style-name="T16">prise en main des différents aspects </text:span><text:span text:style-name="T17">et particularités</text:span><text:span text:style-name="T16"> du système, </text:span><text:span text:style-name="T17">car </text:span><text:span text:style-name="T23">la programmation d’un OS est une discipline des</text:span><text:span text:style-name="T17"> plus compliqué</text:span><text:span text:style-name="T24">e</text:span><text:span text:style-name="T17">s à prendre en main, considérant les multiples dépendances et le fait qu</text:span><text:span text:style-name="T25">e l’</text:span><text:span text:style-name="T17">on n’ait jamais fait de programmation </text:span><text:span text:style-name="T25">de</text:span><text:span text:style-name="T17"> noyaux système au préalable. 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000000" text:number-lines="false" text:line-number="0" style:join-border="false">
        <style:tab-stops/>
      </style:paragraph-properties>
      <style:text-properties fo:font-size="12pt" fo:font-weight="bold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35ceb4"/>
    </style:style>
    <style:style style:name="MP2" style:family="paragraph" style:parent-style-name="Header">
      <style:paragraph-properties fo:text-align="center" style:justify-single-word="false"/>
      <style:text-properties officeooo:rsid="00125108" officeooo:paragraph-rsid="000c823d"/>
    </style:style>
    <style:style style:name="MP3" style:family="paragraph" style:parent-style-name="Footer">
      <style:paragraph-properties fo:text-align="center" style:justify-single-word="false"/>
      <style:text-properties style:font-name="sans-serif" fo:font-size="9.75pt" officeooo:paragraph-rsid="000c823d"/>
    </style:style>
    <style:style style:name="MP4" style:family="paragraph" style:parent-style-name="Footer">
      <style:paragraph-properties fo:text-align="center" style:justify-single-word="false"/>
      <style:text-properties officeooo:paragraph-rsid="000c823d"/>
    </style:style>
    <style:style style:name="MP5" style:family="paragraph" style:parent-style-name="Footer">
      <style:paragraph-properties fo:text-align="end" style:justify-single-word="false"/>
      <style:text-properties officeooo:paragraph-rsid="000c823d"/>
    </style:style>
    <style:style style:name="MT1" style:family="text">
      <style:text-properties officeooo:rsid="004eeda1"/>
    </style:style>
    <style:style style:name="MT2" style:family="text">
      <style:text-properties officeooo:rsid="002e4827"/>
    </style:style>
    <style:style style:name="MT3" style:family="text">
      <style:text-properties officeooo:rsid="00125108"/>
    </style:style>
    <style:style style:name="MT4" style:family="text">
      <style:text-properties officeooo:rsid="0035ceb4"/>
    </style:style>
    <style:style style:name="MT5" style:family="text">
      <style:text-properties style:font-name="sans-serif" fo:font-size="9.7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4" text:anchor-type="char" svg:x="-0.474cm" svg:y="-0.45cm" svg:width="4.623cm" svg:height="1.431cm" draw:z-index="1"><draw:image xlink:href="Pictures/10000000000004F00000028BD22FDD4B0C2A2E8A.jpg" xlink:type="simple" xlink:show="embed" xlink:actuate="onLoad" draw:mime-type="image/jpeg"/></draw:frame><draw:frame draw:style-name="Mfr1" draw:name="Image3" text:anchor-type="char" svg:x="12.428cm" svg:y="-0.159cm" svg:width="4.63cm" svg:height="1.177cm" draw:z-index="0"><draw:image xlink:href="Pictures/100000010000019A00000092EBA7C1DEFFA9193F.png" xlink:type="simple" xlink:show="embed" xlink:actuate="onLoad" draw:mime-type="image/png"/></draw:frame><text:span text:style-name="MT1">NOY</text:span><text:span text:style-name="MT2"> <text:s/></text:span><text:span text:style-name="MT3">( </text:span><text:span text:style-name="MT1">Noyaux de </text:span>Système d'exploitation<text:span text:style-name="MT4"> </text:span><text:span text:style-name="MT3">)</text:span></text:p>
        <text:p text:style-name="MP2"/>
        <text:p text:style-name="Horizontal_20_Line"/>
      </style:header>
      <style:footer>
        <text:p text:style-name="MP3"/>
        <text:p text:style-name="MP3">Université Rennes 1 – ISTIC – Campus de Beaulieu</text:p>
        <text:p text:style-name="MP3">263 avenue du général Leclerc – CS 74205 – 35042 Rennes CEDEX</text:p>
        <text:p text:style-name="MP4"><text:span text:style-name="MT5">https://istic.univ-rennes1.fr</text:span> 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15:35:04.655000000</meta:creation-date>
    <meta:editing-cycles>36</meta:editing-cycles>
    <meta:editing-duration>PT1H48M18S</meta:editing-duration>
    <dc:date>2022-04-23T02:37:32.344462507</dc:date>
    <meta:generator>LibreOffice/7.2.6.2$Linux_X86_64 LibreOffice_project/20$Build-2</meta:generator>
    <meta:document-statistic meta:table-count="0" meta:image-count="2" meta:object-count="0" meta:page-count="1" meta:paragraph-count="12" meta:word-count="315" meta:character-count="2000" meta:non-whitespace-character-count="1683"/>
  </office:meta>
</office:document-meta>
</file>